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e111" officeooo:paragraph-rsid="0015e111"/>
    </style:style>
    <style:style style:name="P2" style:family="paragraph" style:parent-style-name="Standard" style:list-style-name="L1"/>
    <style:style style:name="P3" style:family="paragraph" style:parent-style-name="Standard" style:list-style-name="L2">
      <style:text-properties officeooo:rsid="00146815" officeooo:paragraph-rsid="00146815"/>
    </style:style>
    <style:style style:name="P4" style:family="paragraph" style:parent-style-name="Standard" style:list-style-name="L2">
      <style:text-properties officeooo:rsid="00146815" officeooo:paragraph-rsid="00196578"/>
    </style:style>
    <style:style style:name="P5" style:family="paragraph" style:parent-style-name="Standard" style:list-style-name="L2">
      <style:text-properties officeooo:rsid="00146815" officeooo:paragraph-rsid="00199b80"/>
    </style:style>
    <style:style style:name="P6" style:family="paragraph" style:parent-style-name="Standard" style:list-style-name="L3">
      <style:text-properties officeooo:rsid="00146815" officeooo:paragraph-rsid="00146815"/>
    </style:style>
    <style:style style:name="P7" style:family="paragraph" style:parent-style-name="Standard" style:list-style-name="L3">
      <style:text-properties officeooo:rsid="0014a04d" officeooo:paragraph-rsid="0014a04d"/>
    </style:style>
    <style:style style:name="P8" style:family="paragraph" style:parent-style-name="Standard" style:list-style-name="L4">
      <style:text-properties officeooo:rsid="0014a04d" officeooo:paragraph-rsid="0014a04d"/>
    </style:style>
    <style:style style:name="P9" style:family="paragraph" style:parent-style-name="Standard" style:list-style-name="L5">
      <style:text-properties officeooo:rsid="0014a04d" officeooo:paragraph-rsid="0014a04d"/>
    </style:style>
    <style:style style:name="P10" style:family="paragraph" style:parent-style-name="Standard" style:list-style-name="L4"/>
    <style:style style:name="P11" style:family="paragraph" style:parent-style-name="Standard" style:list-style-name="L5">
      <style:text-properties officeooo:rsid="0015e111" officeooo:paragraph-rsid="0015e111"/>
    </style:style>
    <style:style style:name="P12" style:family="paragraph" style:parent-style-name="Standard" style:list-style-name="L6">
      <style:paragraph-properties fo:text-align="start" style:justify-single-word="false"/>
      <style:text-properties officeooo:rsid="001644ae" officeooo:paragraph-rsid="001644ae"/>
    </style:style>
    <style:style style:name="P13" style:family="paragraph" style:parent-style-name="Standard" style:list-style-name="L7"/>
    <style:style style:name="P14" style:family="paragraph" style:parent-style-name="Standard" style:list-style-name="L8"/>
    <style:style style:name="T1" style:family="text">
      <style:text-properties officeooo:rsid="00146815"/>
    </style:style>
    <style:style style:name="T2" style:family="text">
      <style:text-properties officeooo:rsid="0014a04d"/>
    </style:style>
    <style:style style:name="T3" style:family="text">
      <style:text-properties fo:font-weight="bold" style:font-weight-asian="bold" style:font-weight-complex="bold"/>
    </style:style>
    <style:style style:name="T4" style:family="text">
      <style:text-properties fo:font-weight="bold" officeooo:rsid="00196578" style:font-weight-asian="bold" style:font-weight-complex="bold"/>
    </style:style>
    <style:style style:name="T5" style:family="text">
      <style:text-properties fo:font-weight="bold" officeooo:rsid="00199b80" style:font-weight-asian="bold" style:font-weight-complex="bold"/>
    </style:style>
    <style:style style:name="T6" style:family="text">
      <style:text-properties officeooo:rsid="0015e111"/>
    </style:style>
    <style:style style:name="T7" style:family="text">
      <style:text-properties officeooo:rsid="001644ae"/>
    </style:style>
    <style:style style:name="T8" style:family="text">
      <style:text-properties officeooo:rsid="0017b992"/>
    </style:style>
    <style:style style:name="T9" style:family="text">
      <style:text-properties officeooo:rsid="001ab4f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 Document 1.<text:line-break/>Mikael Pratama Kristyawicaksono (S1240179).</text:h>
      <text:p text:style-name="Standard">This document are for me (Mikael Pratama) and for Mr. <text:span text:style-name="T9">Else</text:span> and Ms. <text:span text:style-name="T9">Khiet</text:span>.</text:p>
      <text:p text:style-name="Standard">There are four things that I personally want to discuss.</text:p>
      <text:list xml:id="list7567485852729973018" text:style-name="L1">
        <text:list-item>
          <text:p text:style-name="P2">Form of communication<text:span text:style-name="T6">s.</text:span></text:p>
        </text:list-item>
        <text:list-item>
          <text:p text:style-name="P2">Schedule <text:span text:style-name="T6">and objectives</text:span>.</text:p>
        </text:list-item>
        <text:list-item>
          <text:p text:style-name="P2">Technolog<text:span text:style-name="T6">ies</text:span>.</text:p>
        </text:list-item>
        <text:list-item>
          <text:p text:style-name="P2">Topic<text:span text:style-name="T7">s</text:span>.</text:p>
        </text:list-item>
        <text:list-item>
          <text:p text:style-name="P2">Agenda for next meeting.</text:p>
        </text:list-item>
      </text:list>
      <text:h text:style-name="Heading_20_2" text:outline-level="2"><text:span text:style-name="T1">1. </text:span>Form of communication<text:span text:style-name="T6">s</text:span>.</text:h>
      <text:h text:style-name="Heading_20_3" text:outline-level="3">1.1. Tools.</text:h>
      <text:list xml:id="list2474795935803648169" text:style-name="L2">
        <text:list-item>
          <text:p text:style-name="P3"><text:span text:style-name="T3">For normal conversation: Email.</text:span> For usual conversation I would like to use email because we have been using email for regular conversation. Moreover, with email I can easily CC or forward to other important people.</text:p>
        </text:list-item>
        <text:list-item>
          <text:p text:style-name="P4"><text:span text:style-name="T3">For to do list: ToDoIst </text:span><text:span text:style-name="T4">(</text:span><text:a xlink:type="simple" xlink:href="https://todoist.com/" text:style-name="Internet_20_link" text:visited-style-name="Visited_20_Internet_20_Link"><text:span text:style-name="T4">https://todoist.com/</text:span></text:a><text:span text:style-name="T4">)</text:span><text:span text:style-name="T3">.</text:span> I have using ToDoIst application for several years now. The cons is that ToDoIst cannot be shared with people that has no ToDoIst account. There is no feature to have public to do list. <text:span text:style-name="T2">So, for work around I publish my to do list in my TagSpaces as well.</text:span></text:p>
        </text:list-item>
        <text:list-item>
          <text:p text:style-name="P4"><text:span text:style-name="T3">For documentations: Hosted TagSpace </text:span><text:span text:style-name="T4">(</text:span><text:a xlink:type="simple" xlink:href="https://www.tagspaces.org/" text:style-name="Internet_20_link" text:visited-style-name="Visited_20_Internet_20_Link"><text:span text:style-name="T4">https://www.tagspaces.org/</text:span></text:a><text:span text:style-name="T4">)</text:span>, I have been using TagSpaces as replacement for my Evernote for six months <text:span text:style-name="T2">as my personal Wiki</text:span>. I will host my TagSpaces in <text:span text:style-name="T6">my server on</text:span> <text:a xlink:type="simple" xlink:href="https://notalentgeek.com/tagspaces" text:style-name="Internet_20_link" text:visited-style-name="Visited_20_Internet_20_Link">https://notalentgeek.com/tagspaces</text:a>. However, due to circumstances my server is now on halt and will be resolved this weekend <text:span text:style-name="T6">for sure</text:span>.</text:p>
        </text:list-item>
        <text:list-item>
          <text:p text:style-name="P5"><text:span text:style-name="T3">For sharing documents: Dropbox </text:span><text:span text:style-name="T5">(</text:span><text:a xlink:type="simple" xlink:href="https://www.dropbox.com/" text:style-name="Internet_20_link" text:visited-style-name="Visited_20_Internet_20_Link"><text:span text:style-name="T5">https://www.dropbox.com/</text:span></text:a><text:span text:style-name="T5">) </text:span><text:span text:style-name="T3">or GoogleDrive </text:span><text:span text:style-name="T5">(</text:span><text:a xlink:type="simple" xlink:href="https://www.google.com/drive/" text:style-name="Internet_20_link" text:visited-style-name="Visited_20_Internet_20_Link"><text:span text:style-name="T5">https://www.google.com/drive/</text:span></text:a><text:span text:style-name="T5">)</text:span><text:span text:style-name="T3">?</text:span> I am not big fan of these two, but I can use either of those to share documents seamlessly.</text:p>
        </text:list-item>
      </text:list>
      <text:h text:style-name="Heading_20_3" text:outline-level="3">1.2. Frequency.</text:h>
      <text:list xml:id="list2430011833885573075" text:style-name="L3">
        <text:list-item>
          <text:p text:style-name="P6">I will always communicate daily <text:span text:style-name="T2">(weekday) </text:span>at least one email or more. <text:span text:style-name="T2">My email will be about the project log, like what is I am working currently and if I have problems or questions. </text:span>My email will be everything that <text:span text:style-name="T2">is on</text:span> my TagSpaces. So in case both you are too bothered with emails you can always neglect my email and see the progress I made later on my TagSpaces online.</text:p>
        </text:list-item>
        <text:list-item>
          <text:p text:style-name="P7">ToDoIst will be updated every time I complete something or have new assignment. The updated ToDoIst will be in TagSpaces after midnight.</text:p>
        </text:list-item>
        <text:list-item>
          <text:p text:style-name="P7">TagSpaces would be filled with a lot of document, more or less one document everyday (except holiday). However, since there is no recent documents showed in the TagSpaces, you both can always refer to my email to know what kind of documents are new in my TagSpaces.</text:p>
        </text:list-item>
      </text:list>
      <text:h text:style-name="Heading_20_2" text:outline-level="2"><text:soft-page-break/>2. Schedule <text:span text:style-name="T6">and objectives</text:span>.</text:h>
      <text:h text:style-name="Heading_20_3" text:outline-level="3"><text:span text:style-name="T6">2.1. </text:span>Nearby <text:span text:style-name="T6">objectives</text:span>:</text:h>
      <text:list xml:id="list5305113083476284728" text:style-name="L4">
        <text:list-item>
          <text:p text:style-name="P10">Signed project description between me and both of you.</text:p>
        </text:list-item>
        <text:list-item>
          <text:p text:style-name="P8">Meeting next week (between 9 October 2016 to 14 October 2016) to discuss these.</text:p>
          <text:list>
            <text:list-item>
              <text:p text:style-name="P8">Topic.</text:p>
            </text:list-item>
            <text:list-item>
              <text:p text:style-name="P8">Context.</text:p>
            </text:list-item>
            <text:list-item>
              <text:p text:style-name="P8">Scope and limitation.</text:p>
            </text:list-item>
          </text:list>
        </text:list-item>
      </text:list>
      <text:h text:style-name="Heading_20_3" text:outline-level="3"><text:span text:style-name="T6">2.2. </text:span>Casual <text:span text:style-name="T6">objectives</text:span>:</text:h>
      <text:list xml:id="list3211193504653286621" text:style-name="L5">
        <text:list-item>
          <text:p text:style-name="P9">Literature studies.</text:p>
          <text:list>
            <text:list-item>
              <text:p text:style-name="P11">Articles.</text:p>
            </text:list-item>
            <text:list-item>
              <text:p text:style-name="P11">Books.</text:p>
            </text:list-item>
            <text:list-item>
              <text:p text:style-name="P11">Papers.</text:p>
            </text:list-item>
            <text:list-item>
              <text:p text:style-name="P11">Person to interview or to have dialog with.</text:p>
            </text:list-item>
            <text:list-item>
              <text:p text:style-name="P11">Topics (then I will study it independently).</text:p>
            </text:list-item>
            <text:list-item>
              <text:p text:style-name="P11">Other medias (YouTube video, ...).</text:p>
            </text:list-item>
          </text:list>
        </text:list-item>
      </text:list>
      <text:h text:style-name="Heading_20_3" text:outline-level="3">2.3. Schedule.</text:h>
      <text:p text:style-name="P1">I suggest we meet regularly every week once or twice. My preference is on every Tuesday morning or in the afternoon after lunch break (between 08.45 to 14.00). But I welcome your preferences as well.</text:p>
      <text:h text:style-name="Heading_20_2" text:outline-level="2">3. Technolog<text:span text:style-name="T6">ies.</text:span></text:h>
      <text:p text:style-name="Standard">During meeting between you last week and today I did search for complementary technology to use. Some of these are obvious and well known, while some others are not. <text:span text:style-name="T7">I do have experiences on all of these but D3JS and OpenCV/SimpleCV.</text:span></text:p>
      <text:list xml:id="list1715509334230757409" text:style-name="L6">
        <text:list-item>
          <text:p text:style-name="P12"><text:span text:style-name="T3">Arduino Mega</text:span> (<text:a xlink:type="simple" xlink:href="https://www.arduino.cc/en/Main/arduinoBoardMega" text:style-name="Internet_20_link" text:visited-style-name="Visited_20_Internet_20_Link">https://www.arduino.cc/en/Main/arduinoBoardMega</text:a>), easiest hardware controller to prototype something physical.</text:p>
        </text:list-item>
        <text:list-item>
          <text:p text:style-name="P12"><text:span text:style-name="T3">D3JS</text:span> (<text:a xlink:type="simple" xlink:href="https://d3js.org/" text:style-name="Internet_20_link" text:visited-style-name="Visited_20_Internet_20_Link">https://d3js.org/</text:a>), visualization tool for web application.</text:p>
        </text:list-item>
        <text:list-item>
          <text:p text:style-name="P12"><text:span text:style-name="T3">Heroku</text:span> ( <text:a xlink:type="simple" xlink:href="https://www.heroku.com/" text:style-name="Internet_20_link" text:visited-style-name="Visited_20_Internet_20_Link">https://www.heroku.com/</text:a>), to host web application cheaply.</text:p>
        </text:list-item>
        <text:list-item>
          <text:p text:style-name="P12"><text:span text:style-name="T3">Linux</text:span> (Arch/Debian/Raspbian/Ubuntu), the most well - known and versatile computer operating system.</text:p>
          <text:list>
            <text:list-item>
              <text:p text:style-name="P12"><text:span text:style-name="T3">Arch</text:span> (<text:a xlink:type="simple" xlink:href="https://www.archlinux.org/" text:style-name="Internet_20_link" text:visited-style-name="Visited_20_Internet_20_Link">https://www.archlinux.org/</text:a>), flexible distribution of Linux and rather difficult operate for the first time.</text:p>
            </text:list-item>
            <text:list-item>
              <text:p text:style-name="P12"><text:span text:style-name="T3">Debian</text:span> (<text:a xlink:type="simple" xlink:href="https://www.debian.org/" text:style-name="Internet_20_link" text:visited-style-name="Visited_20_Internet_20_Link">https://www.debian.org/</text:a>), in my opinion the most stable Linux ( not so hard but also not so bloated ).</text:p>
            </text:list-item>
            <text:list-item>
              <text:p text:style-name="P12"><text:span text:style-name="T3">Raspbian</text:span> (<text:a xlink:type="simple" xlink:href="https://www.raspberrypi.org/downloads/raspbian/" text:style-name="Internet_20_link" text:visited-style-name="Visited_20_Internet_20_Link">https://www.raspberrypi.org/downloads/raspbian/</text:a>), Debian made for Raspberry computer.</text:p>
            </text:list-item>
          </text:list>
        </text:list-item>
        <text:list-item>
          <text:p text:style-name="P12"><text:span text:style-name="T3">MongoLab</text:span> (<text:a xlink:type="simple" xlink:href="https://mlab.com/" text:style-name="Internet_20_link" text:visited-style-name="Visited_20_Internet_20_Link">https://mlab.com/</text:a>), cheap database hosting.</text:p>
        </text:list-item>
        <text:list-item>
          <text:p text:style-name="P12"><text:span text:style-name="T3">NodeJS</text:span> (<text:a xlink:type="simple" xlink:href="https://nodejs.org/en/" text:style-name="Internet_20_link" text:visited-style-name="Visited_20_Internet_20_Link">https://nodejs.org/en/</text:a>), server side scripting for web application. Can be turned into desktop application as well (for example TagSpaces is a web application that is ported into desktop application).</text:p>
        </text:list-item>
        <text:list-item>
          <text:p text:style-name="P12"><text:soft-page-break/><text:span text:style-name="T3">OpenCV</text:span> (<text:a xlink:type="simple" xlink:href="http://opencv.org/" text:style-name="Internet_20_link" text:visited-style-name="Visited_20_Internet_20_Link">http://opencv.org/</text:a>), computer vision framework. If so I planned to use this to detect lip movement from user of the real time application I mentioned in our first meeting.</text:p>
        </text:list-item>
        <text:list-item>
          <text:p text:style-name="P12"><text:span text:style-name="T3">OpenFramework</text:span> (<text:a xlink:type="simple" xlink:href="http://openframeworks.cc/" text:style-name="Internet_20_link" text:visited-style-name="Visited_20_Internet_20_Link">http://openframeworks.cc/</text:a>), visualization frameworks based on Processing with C++.</text:p>
        </text:list-item>
        <text:list-item>
          <text:p text:style-name="P12"><text:span text:style-name="T3">Processing</text:span> (<text:a xlink:type="simple" xlink:href="https://processing.org/" text:style-name="Internet_20_link" text:visited-style-name="Visited_20_Internet_20_Link">https://processing.org/</text:a>), for visualization in Java.</text:p>
        </text:list-item>
        <text:list-item>
          <text:p text:style-name="P12"><text:span text:style-name="T3">P5JS</text:span> (<text:a xlink:type="simple" xlink:href="https://p5js.org/" text:style-name="Internet_20_link" text:visited-style-name="Visited_20_Internet_20_Link">https://p5js.org/</text:a> <text:s/>), for visualization in canvas based web application.</text:p>
        </text:list-item>
        <text:list-item>
          <text:p text:style-name="P12"><text:span text:style-name="T3">Python</text:span> (<text:a xlink:type="simple" xlink:href="https://www.python.org/" text:style-name="Internet_20_link" text:visited-style-name="Visited_20_Internet_20_Link">https://www.python.org/</text:a>), for automation.</text:p>
        </text:list-item>
        <text:list-item>
          <text:p text:style-name="P12"><text:span text:style-name="T3">RaspberryPI 3/Zero</text:span> (<text:a xlink:type="simple" xlink:href="https://www.raspberrypi.org/" text:style-name="Internet_20_link" text:visited-style-name="Visited_20_Internet_20_Link">https://www.raspberrypi.org/</text:a>), used for developing the said real time Sociometry Badge, with microphone and sound processing.</text:p>
        </text:list-item>
        <text:list-item>
          <text:p text:style-name="P12"><text:span text:style-name="T3">SimpleCV</text:span> (<text:a xlink:type="simple" xlink:href="http://simplecv.org/" text:style-name="Internet_20_link" text:visited-style-name="Visited_20_Internet_20_Link">http://simplecv.org/</text:a>), dumbed down version of OpenCV with the essential of computer vision.</text:p>
        </text:list-item>
        <text:list-item>
          <text:p text:style-name="P12"><text:span text:style-name="T3">SocketIO</text:span> (<text:a xlink:type="simple" xlink:href="http://socket.io/" text:style-name="Internet_20_link" text:visited-style-name="Visited_20_Internet_20_Link">http://socket.io/</text:a>), real time communication framework for web application.</text:p>
        </text:list-item>
        <text:list-item>
          <text:p text:style-name="P12"><text:span text:style-name="T3">TrackingJS</text:span> (<text:a xlink:type="simple" xlink:href="https://trackingjs.com/" text:style-name="Internet_20_link" text:visited-style-name="Visited_20_Internet_20_Link">https://trackingjs.com/</text:a>), literary the simplest computer vision framework made for web application.</text:p>
        </text:list-item>
      </text:list>
      <text:h text:style-name="Heading_20_2" text:outline-level="2">4. Topic<text:span text:style-name="T7">s</text:span>.</text:h>
      <text:p text:style-name="Standard">Last meeting we have two topics.</text:p>
      <text:list xml:id="list5499713830493479811" text:style-name="L7">
        <text:list-item>
          <text:p text:style-name="P13">Making a desktop application with real time analysis for meeting or casual conversation.</text:p>
        </text:list-item>
        <text:list-item>
          <text:p text:style-name="P13">Making hardware prototype of the Sociometry Badge that can transfer data in real time.</text:p>
        </text:list-item>
      </text:list>
      <text:h text:style-name="Heading_20_1" text:outline-level="1">5. <text:span text:style-name="T2">Agenda for next meeting</text:span></text:h>
      <text:p text:style-name="Standard">I hope I can meet both of you again this week Friday or early of next week, <text:span text:style-name="T8">mainly to finalize things so that I am certain I will do my final assignment from both you.</text:span></text:p>
      <text:p text:style-name="Standard">I have these questions that I would like to ask.</text:p>
      <text:list xml:id="list696286369996451901" text:style-name="L8">
        <text:list-item>
          <text:p text:style-name="P14">What is the context of the project? Is it more into hardware/interaction/software/visualization/combination between these?</text:p>
        </text:list-item>
        <text:list-item>
          <text:p text:style-name="P14">Do you have some pointers to give me?</text:p>
          <text:list>
            <text:list-item>
              <text:p text:style-name="P14">Articles.</text:p>
            </text:list-item>
            <text:list-item>
              <text:p text:style-name="P14">Books.</text:p>
            </text:list-item>
            <text:list-item>
              <text:p text:style-name="P14">Papers.</text:p>
            </text:list-item>
            <text:list-item>
              <text:p text:style-name="P14">Person to interview or to have dialog with.</text:p>
            </text:list-item>
            <text:list-item>
              <text:p text:style-name="P14">Topics (then I will study it independently).</text:p>
            </text:list-item>
            <text:list-item>
              <text:p text:style-name="P14">Other medias (YouTube video, ...).</text:p>
            </text:list-item>
          </text:list>
        </text:list-item>
        <text:list-item>
          <text:p text:style-name="P14">When are your preferred schedule for weekly meeting?</text:p>
        </text:list-item>
        <text:list-item>
          <text:p text:style-name="P14"><text:span text:style-name="T8">Do you have other</text:span> preferred form of communication (email, meeting, Skype, Facebook Group, ...)?</text:p>
        </text:list-item>
        <text:list-item>
          <text:p text:style-name="P14">What are your expectations to me in ideal case scena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text:page-number text:select-page="current">3</text:page-number> - Introduction Document 1.<text:line-break/>Mikael Pratama Kristyawicaksono (S124017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4:44:43.259132105</meta:creation-date>
    <dc:date>2016-10-07T10:24:06.419062918</dc:date>
    <meta:editing-duration>PT6H29M50S</meta:editing-duration>
    <meta:editing-cycles>5</meta:editing-cycles>
    <meta:generator>LibreOffice/5.1.4.2$Linux_X86_64 LibreOffice_project/10m0$Build-2</meta:generator>
    <meta:document-statistic meta:table-count="0" meta:image-count="0" meta:object-count="0" meta:page-count="3" meta:paragraph-count="74" meta:word-count="947" meta:character-count="5966" meta:non-whitespace-character-count="5147"/>
  </office:meta>
</office:document-meta>
</file>